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paragraph-rsid="000885f9" style:font-size-asian="13pt" style:font-size-complex="13pt"/>
    </style:style>
    <style:style style:name="P3" style:family="paragraph" style:parent-style-name="Standard">
      <style:text-properties fo:font-size="13pt" officeooo:rsid="000885f9" officeooo:paragraph-rsid="000885f9" style:font-size-asian="13pt" style:font-size-complex="13pt"/>
    </style:style>
    <style:style style:name="P4" style:family="paragraph" style:parent-style-name="Standard">
      <style:text-properties fo:font-size="13pt" officeooo:paragraph-rsid="0013a986" style:font-size-asian="13pt" style:font-size-complex="13pt"/>
    </style:style>
    <style:style style:name="P5" style:family="paragraph" style:parent-style-name="Standard">
      <style:text-properties fo:font-size="13pt" officeooo:rsid="0016d356" officeooo:paragraph-rsid="0016d356" style:font-size-asian="13pt" style:font-size-complex="13pt"/>
    </style:style>
    <style:style style:name="P6" style:family="paragraph" style:parent-style-name="Standard">
      <style:text-properties officeooo:paragraph-rsid="001c5284"/>
    </style:style>
    <style:style style:name="P7" style:family="paragraph" style:parent-style-name="Standard">
      <style:text-properties officeooo:paragraph-rsid="001decaf"/>
    </style:style>
    <style:style style:name="P8" style:family="paragraph" style:parent-style-name="Standard">
      <style:text-properties fo:color="#000000" style:font-name="Consolas" fo:font-size="13pt" officeooo:rsid="0013a986" officeooo:paragraph-rsid="0013a986" style:font-size-asian="13pt" style:font-size-complex="13pt"/>
    </style:style>
    <style:style style:name="P9" style:family="paragraph" style:parent-style-name="Standard">
      <style:text-properties fo:color="#000000" style:font-name="Consolas" fo:font-size="13pt" officeooo:rsid="0016d356" officeooo:paragraph-rsid="0016d356" style:font-size-asian="13pt" style:font-size-complex="13pt"/>
    </style:style>
    <style:style style:name="P10" style:family="paragraph" style:parent-style-name="Standard">
      <style:text-properties fo:color="#000000" style:font-name="Consolas" fo:font-size="10pt" officeooo:rsid="0016d356" officeooo:paragraph-rsid="0016d356" style:font-size-asian="10pt" style:font-size-complex="13pt"/>
    </style:style>
    <style:style style:name="P11" style:family="paragraph" style:parent-style-name="Standard">
      <style:text-properties fo:color="#000000" style:font-name="Consolas" fo:font-size="10pt" officeooo:rsid="001c5284" officeooo:paragraph-rsid="001c5284" style:font-size-asian="10pt" style:font-size-complex="13pt"/>
    </style:style>
    <style:style style:name="P12" style:family="paragraph" style:parent-style-name="Standard">
      <style:text-properties fo:color="#000000" style:font-name="Consolas" fo:font-size="10pt" officeooo:rsid="001decaf" officeooo:paragraph-rsid="001decaf" style:font-size-asian="10pt" style:font-size-complex="13pt"/>
    </style:style>
    <style:style style:name="P13" style:family="paragraph" style:parent-style-name="Standard">
      <style:text-properties fo:color="#000000" style:font-name="Consolas" fo:font-size="10pt" officeooo:rsid="002035cd" officeooo:paragraph-rsid="002035cd" style:font-size-asian="10pt" style:font-size-complex="13pt"/>
    </style:style>
    <style:style style:name="P14" style:family="paragraph" style:parent-style-name="Standard">
      <style:text-properties officeooo:paragraph-rsid="002035cd"/>
    </style:style>
    <style:style style:name="P15" style:family="paragraph" style:parent-style-name="Standard">
      <style:text-properties officeooo:paragraph-rsid="002086f4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3pt" style:font-size-asian="13pt" style:font-size-complex="13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3pt" officeooo:paragraph-rsid="000885f9" style:font-size-asian="13pt" style:font-size-complex="13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3pt" officeooo:rsid="000ce835" officeooo:paragraph-rsid="000ce835" style:font-size-asian="13pt" style:font-size-complex="13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3pt" officeooo:rsid="000f83a1" officeooo:paragraph-rsid="000f83a1" style:font-size-asian="13pt" style:font-size-complex="13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3pt" officeooo:rsid="000dab40" officeooo:paragraph-rsid="000dab40" style:font-size-asian="13pt" style:font-size-complex="13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3pt" officeooo:rsid="001158b2" officeooo:paragraph-rsid="001158b2" style:font-size-asian="13pt" style:font-size-complex="13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3pt" style:font-size-asian="13pt" style:font-size-complex="13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size="13pt" style:font-size-asian="13pt" style:font-size-complex="13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style:font-size-asian="13pt" style:font-size-complex="13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officeooo:paragraph-rsid="000885f9" style:font-size-asian="13pt" style:font-size-complex="13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officeooo:paragraph-rsid="000a2193" style:font-size-asian="13pt" style:font-size-complex="13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officeooo:paragraph-rsid="000be8b1" style:font-size-asian="13pt" style:font-size-complex="13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officeooo:paragraph-rsid="000ce835" style:font-size-asian="13pt" style:font-size-complex="13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officeooo:paragraph-rsid="000dab40" style:font-size-asian="13pt" style:font-size-complex="13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officeooo:paragraph-rsid="001158b2" style:font-size-asian="13pt" style:font-size-complex="13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officeooo:rsid="000a2193" officeooo:paragraph-rsid="000a2193" style:font-size-asian="13pt" style:font-size-complex="13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3pt" style:font-size-asian="13pt" style:font-size-complex="13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P39" style:family="paragraph" style:parent-style-name="Standard">
      <style:text-properties fo:color="#000000" style:font-name="Consolas" fo:font-size="10pt" officeooo:rsid="002086f4" officeooo:paragraph-rsid="002035cd" style:font-size-asian="10pt" style:font-size-complex="13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3" style:family="text">
      <style:text-properties fo:color="#7f0055" style:font-name="Consolas" fo:font-weight="bold" style:font-weight-asian="bold"/>
    </style:style>
    <style:style style:name="T4" style:family="text">
      <style:text-properties fo:color="#7f0055" style:font-name="Consolas" fo:font-weight="bold" fo:background-color="#d4d4d4" loext:char-shading-value="0" style:font-weight-asian="bold"/>
    </style:style>
    <style:style style:name="T5" style:family="text">
      <style:text-properties fo:color="#000000" style:font-name="Consolas"/>
    </style:style>
    <style:style style:name="T6" style:family="text">
      <style:text-properties fo:color="#000000" style:font-name="Consolas" fo:font-size="10pt" style:font-size-asian="10pt"/>
    </style:style>
    <style:style style:name="T7" style:family="text">
      <style:text-properties fo:color="#000000" style:font-name="Consolas" fo:font-size="10pt" officeooo:rsid="001c5284" style:font-size-asian="10pt" style:font-size-complex="13pt"/>
    </style:style>
    <style:style style:name="T8" style:family="text">
      <style:text-properties fo:color="#000000" style:font-name="Consolas" fo:font-size="10pt" officeooo:rsid="001decaf" style:font-size-asian="10pt" style:font-size-complex="13pt"/>
    </style:style>
    <style:style style:name="T9" style:family="text">
      <style:text-properties fo:color="#000000" style:font-name="Consolas" fo:font-size="10pt" officeooo:rsid="002035cd" style:font-size-asian="10pt" style:font-size-complex="13pt"/>
    </style:style>
    <style:style style:name="T10" style:family="text">
      <style:text-properties fo:color="#000000" style:font-name="Consolas" fo:font-size="10pt" officeooo:rsid="002086f4" style:font-size-asian="10pt" style:font-size-complex="13pt"/>
    </style:style>
    <style:style style:name="T11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00" style:font-name="Consolas" fo:font-size="10pt" fo:font-style="italic" style:font-size-asian="10pt" style:font-style-asian="italic"/>
    </style:style>
    <style:style style:name="T13" style:family="text">
      <style:text-properties fo:color="#000000" style:font-name="Consolas" officeooo:rsid="001158b2"/>
    </style:style>
    <style:style style:name="T14" style:family="text">
      <style:text-properties fo:color="#000000" style:font-name="Consolas" style:text-underline-style="solid" style:text-underline-width="auto" style:text-underline-color="font-color"/>
    </style:style>
    <style:style style:name="T15" style:family="text">
      <style:text-properties fo:color="#000000" style:font-name="Consolas" officeooo:rsid="000a2193"/>
    </style:style>
    <style:style style:name="T16" style:family="text">
      <style:text-properties fo:color="#000000" style:font-name="Consolas" officeooo:rsid="000be8b1"/>
    </style:style>
    <style:style style:name="T17" style:family="text">
      <style:text-properties fo:color="#000000" style:font-name="Consolas" fo:background-color="#d4d4d4" loext:char-shading-value="0"/>
    </style:style>
    <style:style style:name="T18" style:family="text">
      <style:text-properties fo:color="#000000" style:font-name="Consolas" officeooo:rsid="000ce835"/>
    </style:style>
    <style:style style:name="T19" style:family="text">
      <style:text-properties fo:color="#000000" style:font-name="Consolas" officeooo:rsid="000dab40"/>
    </style:style>
    <style:style style:name="T20" style:family="text">
      <style:text-properties fo:font-variant="normal" fo:text-transform="none" fo:color="#0000ff" style:font-name="Open Sans" fo:letter-spacing="normal" fo:font-style="normal" fo:font-weight="normal"/>
    </style:style>
    <style:style style:name="T21" style:family="text">
      <style:text-properties fo:font-variant="normal" fo:text-transform="none" fo:color="#0000ff" style:font-name="Open Sans" fo:letter-spacing="normal" fo:font-style="normal" fo:font-weight="normal" officeooo:rsid="000a2193"/>
    </style:style>
    <style:style style:name="T22" style:family="text">
      <style:text-properties officeooo:rsid="0006e24d"/>
    </style:style>
    <style:style style:name="T23" style:family="text">
      <style:text-properties fo:color="#6a3e3e" style:font-name="Consolas"/>
    </style:style>
    <style:style style:name="T24" style:family="text">
      <style:text-properties fo:color="#6a3e3e" style:font-name="Consolas" fo:font-size="10pt" style:font-size-asian="10pt"/>
    </style:style>
    <style:style style:name="T25" style:family="text">
      <style:text-properties fo:color="#6a3e3e" style:font-name="Consolas" fo:background-color="#f0d8a8" loext:char-shading-value="0"/>
    </style:style>
    <style:style style:name="T26" style:family="text">
      <style:text-properties fo:color="#6a3e3e" style:font-name="Consolas" fo:background-color="#d4d4d4" loext:char-shading-value="0"/>
    </style:style>
    <style:style style:name="T27" style:family="text">
      <style:text-properties fo:color="#3f7f5f" style:font-name="Consolas"/>
    </style:style>
    <style:style style:name="T28" style:family="text">
      <style:text-properties fo:color="#3f7f5f" style:font-name="Consolas" fo:font-size="10pt" style:font-size-asian="10pt"/>
    </style:style>
    <style:style style:name="T29" style:family="text">
      <style:text-properties fo:color="#3f7f5f" style:font-name="Consolas" style:text-underline-style="solid" style:text-underline-width="auto" style:text-underline-color="font-color"/>
    </style:style>
    <style:style style:name="T30" style:family="text">
      <style:text-properties officeooo:rsid="000885f9"/>
    </style:style>
    <style:style style:name="T31" style:family="text">
      <style:text-properties fo:color="#2a00ff" style:font-name="Consolas"/>
    </style:style>
    <style:style style:name="T32" style:family="text">
      <style:text-properties fo:color="#2a00ff" style:font-name="Consolas" fo:font-size="10pt" style:font-size-asian="10pt"/>
    </style:style>
    <style:style style:name="T33" style:family="text">
      <style:text-properties officeooo:rsid="0013a986"/>
    </style:style>
    <style:style style:name="T34" style:family="text">
      <style:text-properties officeooo:rsid="002035cd"/>
    </style:style>
    <style:style style:name="T35" style:family="text">
      <style:text-properties fo:color="#0000c0" style:font-name="Consolas" fo:font-size="10pt" style:font-size-asian="10pt"/>
    </style:style>
    <style:style style:name="T36" style:family="text">
      <style:text-properties fo:color="#0000c0" style:font-name="Consolas" fo:font-size="10pt" style:text-underline-style="solid" style:text-underline-width="auto" style:text-underline-color="font-color" style:font-size-asian="10pt"/>
    </style:style>
    <style:style style:name="T37" style:family="text">
      <style:text-properties fo:color="#0000c0" style:font-name="Consolas"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line-break/><text:span text:style-name="T22">4. </text:span><text:span text:style-name="T20">Write a program to do the following :</text:span><text:line-break/><text:span text:style-name="T20">Create a class name as “ClassA2”</text:span><text:line-break/><text:span text:style-name="T20">Create a method name as “decibel” with 1 arguments (Argument name to be: hertz) and return type as int and return hertz</text:span> </text:p>
      <text:p text:style-name="P26"><text:span text:style-name="T3">public</text:span><text:span text:style-name="T5"> </text:span><text:span text:style-name="T3">class</text:span><text:span text:style-name="T5"> </text:span><text:span text:style-name="T14">ClassA2</text:span><text:span text:style-name="T5"> </text:span><text:span text:style-name="T14">{</text:span></text:p>
      <text:p text:style-name="P26"><text:span text:style-name="T5"><text:tab/></text:span><text:span text:style-name="T3">int</text:span><text:span text:style-name="T5"> decibel(</text:span><text:span text:style-name="T3">int</text:span><text:span text:style-name="T5"> hertz</text:span><text:span text:style-name="T14">)</text:span></text:p>
      <text:p text:style-name="P34"/>
      <text:p text:style-name="P16">}</text:p>
      <text:p text:style-name="P1"/>
      <text:p text:style-name="P2"><text:span text:style-name="T30">6. </text:span><text:span text:style-name="T20">Write a program to add, subtract, multiply and divide 2 numbers.</text:span> </text:p>
      <text:p text:style-name="P3"><text:span text:style-name="T3">public</text:span><text:span text:style-name="T5"> </text:span><text:span text:style-name="T3">class</text:span><text:span text:style-name="T5"> UserCode {</text:span></text:p>
      <text:p text:style-name="P26"><text:span text:style-name="T5"><text:tab/></text:span><text:span text:style-name="T3">public</text:span><text:span text:style-name="T5"> </text:span><text:span text:style-name="T3">static</text:span><text:span text:style-name="T5"> </text:span><text:span text:style-name="T3">int</text:span><text:span text:style-name="T5"> sumOfNumbers(</text:span><text:span text:style-name="T3">int</text:span><text:span text:style-name="T5"> </text:span><text:span text:style-name="T23">a</text:span><text:span text:style-name="T5">,</text:span><text:span text:style-name="T3">int</text:span><text:span text:style-name="T5"> </text:span><text:span text:style-name="T23">b</text:span><text:span text:style-name="T5">)</text:span></text:p>
      <text:p text:style-name="P16"><text:tab/>{<text:tab/><text:tab/></text:p>
      <text:p text:style-name="P26"><text:span text:style-name="T5"><text:tab/><text:tab/></text:span><text:span text:style-name="T27">//write a program to add two number </text:span></text:p>
      <text:p text:style-name="P26"><text:span text:style-name="T5"><text:tab/><text:tab/></text:span><text:span text:style-name="T3">return</text:span><text:span text:style-name="T5"> </text:span><text:span text:style-name="T23">a</text:span><text:span text:style-name="T5">+</text:span><text:span text:style-name="T23">b</text:span><text:span text:style-name="T5">;</text:span></text:p>
      <text:p text:style-name="P16"><text:tab/>}</text:p>
      <text:p text:style-name="P26"><text:span text:style-name="T5"><text:tab/></text:span><text:span text:style-name="T3">public</text:span><text:span text:style-name="T5"> </text:span><text:span text:style-name="T3">static</text:span><text:span text:style-name="T5"> </text:span><text:span text:style-name="T3">int</text:span><text:span text:style-name="T5"> subtractionOfNumbers(</text:span><text:span text:style-name="T3">int</text:span><text:span text:style-name="T5"> </text:span><text:span text:style-name="T23">a</text:span><text:span text:style-name="T5">,</text:span><text:span text:style-name="T3">int</text:span><text:span text:style-name="T5"> </text:span><text:span text:style-name="T23">b</text:span><text:span text:style-name="T5">)</text:span></text:p>
      <text:p text:style-name="P17"><text:tab/>{</text:p>
      <text:p text:style-name="P27"><text:span text:style-name="T5"><text:tab/><text:tab/></text:span><text:span text:style-name="T27">//write a program to subtract two number </text:span></text:p>
      <text:p text:style-name="P26"><text:span text:style-name="T5"><text:tab/><text:tab/></text:span><text:span text:style-name="T3">return</text:span><text:span text:style-name="T5"> </text:span><text:span text:style-name="T23">a</text:span><text:span text:style-name="T5">-</text:span><text:span text:style-name="T23">b</text:span><text:span text:style-name="T5">;</text:span></text:p>
      <text:p text:style-name="P16"><text:tab/>}</text:p>
      <text:p text:style-name="P26"><text:span text:style-name="T5"><text:tab/></text:span><text:span text:style-name="T3">public</text:span><text:span text:style-name="T5"> </text:span><text:span text:style-name="T3">static</text:span><text:span text:style-name="T5"> </text:span><text:span text:style-name="T3">int</text:span><text:span text:style-name="T5"> divisionOfNumbers(</text:span><text:span text:style-name="T3">int</text:span><text:span text:style-name="T5"> </text:span><text:span text:style-name="T23">a</text:span><text:span text:style-name="T5">,</text:span><text:span text:style-name="T3">int</text:span><text:span text:style-name="T5"> </text:span><text:span text:style-name="T23">b</text:span><text:span text:style-name="T5">)</text:span></text:p>
      <text:p text:style-name="P16"><text:tab/>{</text:p>
      <text:p text:style-name="P26"><text:span text:style-name="T5"><text:tab/><text:tab/></text:span><text:span text:style-name="T27">//write a program to divide two number </text:span></text:p>
      <text:p text:style-name="P26"><text:span text:style-name="T5"><text:tab/><text:tab/></text:span><text:span text:style-name="T3">return</text:span><text:span text:style-name="T5"> </text:span><text:span text:style-name="T23">a</text:span><text:span text:style-name="T5">/</text:span><text:span text:style-name="T23">b</text:span><text:span text:style-name="T5">;</text:span></text:p>
      <text:p text:style-name="P16"><text:tab/>}</text:p>
      <text:p text:style-name="P26"><text:span text:style-name="T5"><text:tab/></text:span><text:span text:style-name="T3">public</text:span><text:span text:style-name="T5"> </text:span><text:span text:style-name="T3">static</text:span><text:span text:style-name="T5"> </text:span><text:span text:style-name="T3">int</text:span><text:span text:style-name="T5"> multiplicationOfNumbers(</text:span><text:span text:style-name="T3">int</text:span><text:span text:style-name="T5"> </text:span><text:span text:style-name="T23">a</text:span><text:span text:style-name="T5">,</text:span><text:span text:style-name="T3">int</text:span><text:span text:style-name="T5"> </text:span><text:span text:style-name="T25">b</text:span><text:span text:style-name="T5">)</text:span></text:p>
      <text:p text:style-name="P16"><text:tab/>{</text:p>
      <text:p text:style-name="P26"><text:span text:style-name="T5"><text:tab/><text:tab/></text:span><text:span text:style-name="T27">//write a program to multiply two number</text:span></text:p>
      <text:p text:style-name="P26"><text:span text:style-name="T5"><text:tab/><text:tab/></text:span><text:span text:style-name="T3">return</text:span><text:span text:style-name="T5"> </text:span><text:span text:style-name="T23">a</text:span><text:span text:style-name="T5">*</text:span><text:span text:style-name="T26">b</text:span><text:span text:style-name="T5">;</text:span></text:p>
      <text:p text:style-name="P16"><text:tab/>}</text:p>
      <text:p text:style-name="P34"/>
      <text:p text:style-name="P16">}</text:p>
      <text:p text:style-name="P16"/>
      <text:p text:style-name="P16"/>
      <text:p text:style-name="P28"><text:span text:style-name="T15">8.</text:span><text:span text:style-name="T21">Write a program to find the given number is Odd or Even.  Return Even if the number is even Else return Odd.</text:span><text:span text:style-name="T15"> </text:span></text:p>
      <text:p text:style-name="P28"><text:span text:style-name="T3">if</text:span><text:span text:style-name="T5">(</text:span><text:span text:style-name="T23">n</text:span><text:span text:style-name="T5">%2==0)<text:tab/><text:tab/></text:span></text:p>
      <text:p text:style-name="P26"><text:span text:style-name="T5"><text:s text:c="8"/></text:span><text:span text:style-name="T3">return</text:span><text:span text:style-name="T5"> </text:span><text:span text:style-name="T31">"Even"</text:span><text:span text:style-name="T5">;</text:span></text:p>
      <text:p text:style-name="P26"><text:span text:style-name="T5"><text:tab/><text:tab/></text:span><text:span text:style-name="T3">else</text:span><text:span text:style-name="T5"> </text:span></text:p>
      <text:p text:style-name="P33"><text:span text:style-name="T5"><text:tab/><text:tab/></text:span><text:span text:style-name="T3">return</text:span><text:span text:style-name="T5"> </text:span><text:span text:style-name="T31">"Odd"</text:span><text:span text:style-name="T5">;</text:span></text:p>
      <text:p text:style-name="P29"><text:span text:style-name="T16">9) </text:span><text:span text:style-name="T3">public</text:span><text:span text:style-name="T5"> </text:span><text:span text:style-name="T3">class</text:span><text:span text:style-name="T5"> UserCode {</text:span></text:p>
      <text:p text:style-name="P16"><text:soft-page-break/><text:tab/></text:p>
      <text:p text:style-name="P26"><text:span text:style-name="T5"><text:tab/></text:span><text:span text:style-name="T3">public</text:span><text:span text:style-name="T5"> </text:span><text:span text:style-name="T3">static</text:span><text:span text:style-name="T5"> </text:span><text:span text:style-name="T4">int</text:span><text:span text:style-name="T5"> checkVowels(</text:span><text:span text:style-name="T3">char</text:span><text:span text:style-name="T5"> </text:span><text:span text:style-name="T23">c</text:span><text:span text:style-name="T5">)</text:span></text:p>
      <text:p text:style-name="P16"><text:tab/>{</text:p>
      <text:p text:style-name="P26"><text:span text:style-name="T5"><text:tab/><text:tab/></text:span><text:span text:style-name="T27">/*Write a program to verify character is vowel or not.</text:span></text:p>
      <text:p text:style-name="P23"><text:tab/><text:tab/>if vowel print 1, else print -1 */</text:p>
      <text:p text:style-name="P16"><text:tab/><text:tab/></text:p>
      <text:p text:style-name="P26"><text:span text:style-name="T5"><text:s text:c="8"/></text:span><text:span text:style-name="T3">if</text:span><text:span text:style-name="T5">(</text:span><text:span text:style-name="T23">c</text:span><text:span text:style-name="T5"> == </text:span><text:span text:style-name="T31">'a'</text:span><text:span text:style-name="T5"> || </text:span><text:span text:style-name="T23">c</text:span><text:span text:style-name="T5"> == </text:span><text:span text:style-name="T31">'e'</text:span><text:span text:style-name="T5"> || </text:span><text:span text:style-name="T23">c</text:span><text:span text:style-name="T5"> == </text:span><text:span text:style-name="T31">'i'</text:span><text:span text:style-name="T5"> || </text:span><text:span text:style-name="T23">c</text:span><text:span text:style-name="T5"> == </text:span><text:span text:style-name="T31">'o'</text:span><text:span text:style-name="T5"> || </text:span><text:span text:style-name="T23">c</text:span><text:span text:style-name="T5"> == </text:span><text:span text:style-name="T31">'u'</text:span><text:span text:style-name="T5"> ||</text:span></text:p>
      <text:p text:style-name="P26"><text:span text:style-name="T5"><text:s text:c="8"/><text:tab/><text:tab/></text:span><text:span text:style-name="T23">c</text:span><text:span text:style-name="T5"> == </text:span><text:span text:style-name="T31">'A'</text:span><text:span text:style-name="T5"> || </text:span><text:span text:style-name="T23">c</text:span><text:span text:style-name="T5"> == </text:span><text:span text:style-name="T31">'E'</text:span><text:span text:style-name="T5"> || </text:span><text:span text:style-name="T23">c</text:span><text:span text:style-name="T5"> == </text:span><text:span text:style-name="T31">'I'</text:span><text:span text:style-name="T5"> || </text:span><text:span text:style-name="T23">c</text:span><text:span text:style-name="T5"> == </text:span><text:span text:style-name="T31">'O'</text:span><text:span text:style-name="T5"> || </text:span><text:span text:style-name="T23">c</text:span><text:span text:style-name="T5"> == </text:span><text:span text:style-name="T31">'U'</text:span><text:span text:style-name="T5">)</text:span></text:p>
      <text:p text:style-name="P26"><text:span text:style-name="T5"><text:tab/><text:tab/></text:span><text:span text:style-name="T4">return</text:span><text:span text:style-name="T17"> 1;</text:span></text:p>
      <text:p text:style-name="P26"><text:span text:style-name="T5"><text:s text:c="8"/></text:span><text:span text:style-name="T3">else</text:span></text:p>
      <text:p text:style-name="P26"><text:span text:style-name="T5"><text:s text:c="8"/></text:span><text:span text:style-name="T4">return</text:span><text:span text:style-name="T17"> -1;</text:span></text:p>
      <text:p text:style-name="P26"><text:span text:style-name="T5"><text:tab/>}</text:span><text:span text:style-name="T16">}</text:span></text:p>
      <text:p text:style-name="P16">}</text:p>
      <text:p text:style-name="P30"><text:span text:style-name="T18">10.</text:span><text:span text:style-name="T3">public</text:span><text:span text:style-name="T5"> </text:span><text:span text:style-name="T3">class</text:span><text:span text:style-name="T5"> UserCode {</text:span></text:p>
      <text:p text:style-name="P16"><text:tab/></text:p>
      <text:p text:style-name="P26"><text:span text:style-name="T5"><text:tab/></text:span><text:span text:style-name="T3">public</text:span><text:span text:style-name="T5"> </text:span><text:span text:style-name="T3">static</text:span><text:span text:style-name="T5"> </text:span><text:span text:style-name="T4">int</text:span><text:span text:style-name="T5"> factorial(</text:span><text:span text:style-name="T3">int</text:span><text:span text:style-name="T5"> </text:span><text:span text:style-name="T23">a</text:span><text:span text:style-name="T5">)</text:span></text:p>
      <text:p text:style-name="P16"><text:tab/>{</text:p>
      <text:p text:style-name="P26"><text:span text:style-name="T5"><text:tab/><text:tab/></text:span><text:span text:style-name="T27">//Write a program to find factorial of number</text:span></text:p>
      <text:p text:style-name="P26"><text:span text:style-name="T5"><text:tab/><text:tab/></text:span><text:span text:style-name="T3">int</text:span><text:span text:style-name="T5"> </text:span><text:span text:style-name="T23">fact</text:span><text:span text:style-name="T5">=1;</text:span></text:p>
      <text:p text:style-name="P26"><text:span text:style-name="T5"><text:tab/><text:tab/></text:span><text:span text:style-name="T3">for</text:span><text:span text:style-name="T5">(</text:span><text:span text:style-name="T3">int</text:span><text:span text:style-name="T5"> </text:span><text:span text:style-name="T23">i</text:span><text:span text:style-name="T5">=1;</text:span><text:span text:style-name="T23">i</text:span><text:span text:style-name="T5">&lt;=</text:span><text:span text:style-name="T23">a</text:span><text:span text:style-name="T5">;</text:span><text:span text:style-name="T23">i</text:span><text:span text:style-name="T5">++)</text:span></text:p>
      <text:p text:style-name="P16"><text:tab/><text:tab/>{</text:p>
      <text:p text:style-name="P26"><text:span text:style-name="T5"><text:tab/><text:tab/><text:tab/></text:span><text:span text:style-name="T23">fact</text:span><text:span text:style-name="T5">=</text:span><text:span text:style-name="T23">fact</text:span><text:span text:style-name="T5">*</text:span><text:span text:style-name="T23">i</text:span><text:span text:style-name="T5">;</text:span></text:p>
      <text:p text:style-name="P16"><text:tab/><text:tab/>}</text:p>
      <text:p text:style-name="P26"><text:span text:style-name="T5"><text:tab/><text:tab/></text:span><text:span text:style-name="T4">return</text:span><text:span text:style-name="T17"> </text:span><text:span text:style-name="T26">fact</text:span><text:span text:style-name="T17">;</text:span></text:p>
      <text:p text:style-name="P16"><text:tab/>}</text:p>
      <text:p text:style-name="P34"/>
      <text:p text:style-name="P16">}</text:p>
      <text:p text:style-name="P18"/>
      <text:p text:style-name="P31"><text:span text:style-name="T19">11.</text:span><text:span text:style-name="T3">public</text:span><text:span text:style-name="T5"> </text:span><text:span text:style-name="T3">class</text:span><text:span text:style-name="T5"> UserCode {</text:span></text:p>
      <text:p text:style-name="P34"/>
      <text:p text:style-name="P26"><text:span text:style-name="T5"><text:tab/></text:span><text:span text:style-name="T3">public</text:span><text:span text:style-name="T5"> </text:span><text:span text:style-name="T3">static</text:span><text:span text:style-name="T5"> </text:span><text:span text:style-name="T3">int</text:span><text:span text:style-name="T5"> findMinValue(</text:span><text:span text:style-name="T3">int</text:span><text:span text:style-name="T5"> </text:span><text:span text:style-name="T23">a</text:span><text:span text:style-name="T5">, </text:span><text:span text:style-name="T3">int</text:span><text:span text:style-name="T5"> </text:span><text:span text:style-name="T23">b</text:span><text:span text:style-name="T5">, </text:span><text:span text:style-name="T3">int</text:span><text:span text:style-name="T5"> </text:span><text:span text:style-name="T23">c</text:span><text:span text:style-name="T5">) {</text:span></text:p>
      <text:p text:style-name="P34"/>
      <text:p text:style-name="P26"><text:span text:style-name="T5"><text:tab/><text:tab/></text:span><text:span text:style-name="T27">/* Find the minimum value and print the value</text:span></text:p>
      <text:p text:style-name="P23"><text:tab/><text:tab/> * Input : a = 2, b = 3, c= 6</text:p>
      <text:p text:style-name="P23"><text:tab/><text:tab/> * Output: 2</text:p>
      <text:p text:style-name="P23"><text:tab/><text:tab/> */</text:p>
      <text:p text:style-name="P16"><text:tab/><text:tab/></text:p>
      <text:p text:style-name="P26"><text:span text:style-name="T5"><text:tab/><text:tab/></text:span><text:span text:style-name="T3">return</text:span><text:span text:style-name="T5"> </text:span><text:span text:style-name="T23">c</text:span><text:span text:style-name="T5">&lt;(</text:span><text:span text:style-name="T23">a</text:span><text:span text:style-name="T5">&lt;</text:span><text:span text:style-name="T23">b</text:span><text:span text:style-name="T5">?</text:span><text:span text:style-name="T23">a</text:span><text:span text:style-name="T5">:</text:span><text:span text:style-name="T23">b</text:span><text:span text:style-name="T5">)?</text:span><text:span text:style-name="T23">c</text:span><text:span text:style-name="T5">:(</text:span><text:span text:style-name="T23">a</text:span><text:span text:style-name="T5">&lt;</text:span><text:span text:style-name="T23">b</text:span><text:span text:style-name="T5">?</text:span><text:span text:style-name="T23">a</text:span><text:span text:style-name="T5">:</text:span><text:span text:style-name="T23">b</text:span><text:span text:style-name="T5">);</text:span></text:p>
      <text:p text:style-name="P16"><text:tab/>}</text:p>
      <text:p text:style-name="P34"/>
      <text:p text:style-name="P16">}</text:p>
      <text:p text:style-name="P16"/>
      <text:p text:style-name="P19"><text:soft-page-break/>12.</text:p>
      <text:p text:style-name="P19"/>
      <text:p text:style-name="P26"><text:span text:style-name="T3">public</text:span><text:span text:style-name="T5"> </text:span><text:span text:style-name="T3">class</text:span><text:span text:style-name="T5"> UserCode {</text:span></text:p>
      <text:p text:style-name="P34"/>
      <text:p text:style-name="P26"><text:span text:style-name="T5"><text:tab/></text:span><text:span text:style-name="T3">public</text:span><text:span text:style-name="T5"> </text:span><text:span text:style-name="T3">static</text:span><text:span text:style-name="T5"> </text:span><text:span text:style-name="T3">int</text:span><text:span text:style-name="T5"> findNthFibonacciNumber(</text:span><text:span text:style-name="T3">int</text:span><text:span text:style-name="T5"> </text:span><text:span text:style-name="T23">n</text:span><text:span text:style-name="T5">) {</text:span></text:p>
      <text:p text:style-name="P34"/>
      <text:p text:style-name="P26"><text:span text:style-name="T5"><text:tab/><text:tab/></text:span><text:span text:style-name="T27">/* Find the Nth number </text:span><text:span text:style-name="T29">Fibonacci</text:span><text:span text:style-name="T27"> series</text:span></text:p>
      <text:p text:style-name="P23"><text:tab/><text:tab/> * Input : 5</text:p>
      <text:p text:style-name="P23"><text:tab/><text:tab/> * Output: 3</text:p>
      <text:p text:style-name="P23"><text:tab/><text:tab/> * Input : 10</text:p>
      <text:p text:style-name="P23"><text:tab/><text:tab/> * Output: 34</text:p>
      <text:p text:style-name="P23"><text:tab/><text:tab/> */</text:p>
      <text:p text:style-name="P26"><text:span text:style-name="T5"><text:tab/><text:tab/></text:span><text:span text:style-name="T3">int</text:span><text:span text:style-name="T5"> </text:span><text:span text:style-name="T23">a</text:span><text:span text:style-name="T5">=0;</text:span></text:p>
      <text:p text:style-name="P26"><text:span text:style-name="T5"><text:tab/><text:tab/><text:tab/><text:tab/></text:span><text:span text:style-name="T3">int</text:span><text:span text:style-name="T5"> </text:span><text:span text:style-name="T23">b</text:span><text:span text:style-name="T5">=1;</text:span></text:p>
      <text:p text:style-name="P26"><text:span text:style-name="T5"><text:tab/><text:tab/><text:tab/><text:tab/></text:span><text:span text:style-name="T3">int</text:span><text:span text:style-name="T5"> </text:span><text:span text:style-name="T25">c</text:span><text:span text:style-name="T5">=0;</text:span></text:p>
      <text:p text:style-name="P26"><text:span text:style-name="T5"><text:tab/><text:tab/></text:span><text:span text:style-name="T3">if</text:span><text:span text:style-name="T5">(</text:span><text:span text:style-name="T23">n</text:span><text:span text:style-name="T5">==1)</text:span></text:p>
      <text:p text:style-name="P26"><text:span text:style-name="T5"><text:tab/><text:tab/><text:tab/></text:span><text:span text:style-name="T3">return</text:span><text:span text:style-name="T5"> 0;</text:span></text:p>
      <text:p text:style-name="P26"><text:span text:style-name="T5"><text:tab/><text:tab/></text:span><text:span text:style-name="T3">else</text:span><text:span text:style-name="T5"> </text:span><text:span text:style-name="T3">if</text:span><text:span text:style-name="T5"> (</text:span><text:span text:style-name="T23">n</text:span><text:span text:style-name="T5">==2)</text:span></text:p>
      <text:p text:style-name="P26"><text:span text:style-name="T5"><text:tab/><text:tab/><text:tab/></text:span><text:span text:style-name="T3">return</text:span><text:span text:style-name="T5"> 1;</text:span></text:p>
      <text:p text:style-name="P26"><text:span text:style-name="T5"><text:tab/><text:tab/></text:span><text:span text:style-name="T3">else</text:span></text:p>
      <text:p text:style-name="P16"><text:tab/><text:tab/>{</text:p>
      <text:p text:style-name="P26"><text:span text:style-name="T5"><text:tab/><text:tab/><text:tab/></text:span><text:span text:style-name="T3">for</text:span><text:span text:style-name="T5">(</text:span><text:span text:style-name="T3">int</text:span><text:span text:style-name="T5"> </text:span><text:span text:style-name="T23">i</text:span><text:span text:style-name="T5">=2;</text:span><text:span text:style-name="T23">i</text:span><text:span text:style-name="T5">&lt;</text:span><text:span text:style-name="T23">n</text:span><text:span text:style-name="T5">;</text:span><text:span text:style-name="T23">i</text:span><text:span text:style-name="T5">++)</text:span></text:p>
      <text:p text:style-name="P16"><text:tab/><text:tab/><text:tab/>{</text:p>
      <text:p text:style-name="P26"><text:span text:style-name="T5"><text:tab/><text:tab/><text:tab/><text:tab/></text:span><text:span text:style-name="T25">c</text:span><text:span text:style-name="T5">=</text:span><text:span text:style-name="T23">a</text:span><text:span text:style-name="T5">+</text:span><text:span text:style-name="T23">b</text:span><text:span text:style-name="T5">;</text:span></text:p>
      <text:p text:style-name="P26"><text:span text:style-name="T5"><text:tab/><text:tab/><text:tab/><text:tab/></text:span><text:span text:style-name="T23">a</text:span><text:span text:style-name="T5">=</text:span><text:span text:style-name="T23">b</text:span><text:span text:style-name="T5">;</text:span></text:p>
      <text:p text:style-name="P26"><text:span text:style-name="T5"><text:tab/><text:tab/><text:tab/><text:tab/></text:span><text:span text:style-name="T23">b</text:span><text:span text:style-name="T5">=</text:span><text:span text:style-name="T26">c</text:span><text:span text:style-name="T5">;</text:span></text:p>
      <text:p text:style-name="P16"><text:tab/><text:tab/><text:tab/>}</text:p>
      <text:p text:style-name="P26"><text:span text:style-name="T5"><text:tab/><text:tab/><text:tab/></text:span><text:span text:style-name="T3">return</text:span><text:span text:style-name="T5"> </text:span><text:span text:style-name="T26">c</text:span><text:span text:style-name="T5">;</text:span></text:p>
      <text:p text:style-name="P16"><text:tab/><text:tab/>}</text:p>
      <text:p text:style-name="P16"><text:tab/>}</text:p>
      <text:p text:style-name="P19">}</text:p>
      <text:p text:style-name="P20"/>
      <text:p text:style-name="P32"><text:span text:style-name="T13">13.</text:span><text:span text:style-name="T3">public</text:span><text:span text:style-name="T5"> </text:span><text:span text:style-name="T3">class</text:span><text:span text:style-name="T5"> UserCode {</text:span></text:p>
      <text:p text:style-name="P26"><text:span text:style-name="T5"><text:tab/></text:span><text:span text:style-name="T3">public</text:span><text:span text:style-name="T5"> </text:span><text:span text:style-name="T3">static</text:span><text:span text:style-name="T5"> </text:span><text:span text:style-name="T3">int</text:span><text:span text:style-name="T5"> primeNumbers(</text:span><text:span text:style-name="T3">int</text:span><text:span text:style-name="T5"> </text:span><text:span text:style-name="T23">n</text:span><text:span text:style-name="T5">) {</text:span></text:p>
      <text:p text:style-name="P26"><text:span text:style-name="T5"><text:tab/><text:tab/></text:span><text:span text:style-name="T27">/* Write a program to check whether number is prime or not.</text:span></text:p>
      <text:p text:style-name="P23"><text:tab/><text:tab/> <text:s/>if Prime return 1, else return -1</text:p>
      <text:p text:style-name="P23"><text:tab/><text:tab/> <text:s/>*/</text:p>
      <text:p text:style-name="P26"><text:span text:style-name="T5"><text:tab/><text:tab/></text:span><text:span text:style-name="T3">boolean</text:span><text:span text:style-name="T5"> </text:span><text:span text:style-name="T23">flag</text:span><text:span text:style-name="T5"> = </text:span><text:span text:style-name="T3">false</text:span><text:span text:style-name="T5">;</text:span></text:p>
      <text:p text:style-name="P26"><text:span text:style-name="T5"><text:tab/><text:tab/></text:span><text:span text:style-name="T3">for</text:span><text:span text:style-name="T5">(</text:span><text:span text:style-name="T3">int</text:span><text:span text:style-name="T5"> </text:span><text:span text:style-name="T23">i</text:span><text:span text:style-name="T5">=2;</text:span><text:span text:style-name="T23">i</text:span><text:span text:style-name="T5">&lt;=</text:span><text:span text:style-name="T23">n</text:span><text:span text:style-name="T5">/2;</text:span><text:span text:style-name="T23">i</text:span><text:span text:style-name="T5">++)</text:span></text:p>
      <text:p text:style-name="P16"><text:tab/><text:tab/>{</text:p>
      <text:p text:style-name="P26"><text:span text:style-name="T5"><text:tab/><text:tab/><text:tab/></text:span><text:span text:style-name="T3">if</text:span><text:span text:style-name="T5">(</text:span><text:span text:style-name="T23">n</text:span><text:span text:style-name="T5">%</text:span><text:span text:style-name="T23">i</text:span><text:span text:style-name="T5">==0)</text:span></text:p>
      <text:p text:style-name="P16"><text:tab/><text:tab/><text:tab/>{</text:p>
      <text:p text:style-name="P26"><text:span text:style-name="T5"><text:tab/><text:tab/><text:tab/><text:tab/></text:span><text:span text:style-name="T23">flag</text:span><text:span text:style-name="T5">=</text:span><text:span text:style-name="T3">true</text:span><text:span text:style-name="T5">;</text:span></text:p>
      <text:p text:style-name="P26"><text:span text:style-name="T5"><text:tab/><text:tab/><text:tab/><text:tab/></text:span><text:span text:style-name="T3">break</text:span><text:span text:style-name="T5">;</text:span></text:p>
      <text:p text:style-name="P16"><text:soft-page-break/><text:tab/><text:tab/><text:tab/>}</text:p>
      <text:p text:style-name="P16"><text:tab/><text:tab/>}</text:p>
      <text:p text:style-name="P26"><text:span text:style-name="T5"><text:tab/><text:tab/></text:span><text:span text:style-name="T3">if</text:span><text:span text:style-name="T5">(!</text:span><text:span text:style-name="T23">flag</text:span><text:span text:style-name="T5">)</text:span></text:p>
      <text:p text:style-name="P26"><text:span text:style-name="T5"><text:tab/><text:tab/><text:tab/></text:span><text:span text:style-name="T3">return</text:span><text:span text:style-name="T5"> 1;</text:span></text:p>
      <text:p text:style-name="P26"><text:span text:style-name="T5"><text:tab/><text:tab/></text:span><text:span text:style-name="T3">else</text:span></text:p>
      <text:p text:style-name="P26"><text:span text:style-name="T5"><text:tab/><text:tab/><text:tab/></text:span><text:span text:style-name="T3">return</text:span><text:span text:style-name="T5"> -1;</text:span></text:p>
      <text:p text:style-name="P16"><text:tab/>}</text:p>
      <text:p text:style-name="P21">}</text:p>
      <text:p text:style-name="P3"/>
      <text:p text:style-name="P3"/>
      <text:p text:style-name="P4"><text:span text:style-name="T33">14..</text:span><text:span text:style-name="T3">public</text:span><text:span text:style-name="T5"> </text:span><text:span text:style-name="T3">class</text:span><text:span text:style-name="T5"> UserCode {</text:span></text:p>
      <text:p text:style-name="P26"><text:span text:style-name="T5"><text:tab/></text:span><text:span text:style-name="T3">public</text:span><text:span text:style-name="T5"> </text:span><text:span text:style-name="T3">static</text:span><text:span text:style-name="T5"> </text:span><text:span text:style-name="T3">int</text:span><text:span text:style-name="T5"> reverseNumber(</text:span><text:span text:style-name="T3">int</text:span><text:span text:style-name="T5"> </text:span><text:span text:style-name="T23">number</text:span><text:span text:style-name="T5">){</text:span></text:p>
      <text:p text:style-name="P26"><text:span text:style-name="T5"><text:s text:c="8"/></text:span><text:span text:style-name="T27">/* Write a program to reverse number */</text:span></text:p>
      <text:p text:style-name="P26"><text:span text:style-name="T5"><text:tab/><text:tab/></text:span><text:span text:style-name="T3">int</text:span><text:span text:style-name="T5"> </text:span><text:span text:style-name="T23">rev</text:span><text:span text:style-name="T5">=0, </text:span><text:span text:style-name="T23">rem</text:span><text:span text:style-name="T5">;</text:span></text:p>
      <text:p text:style-name="P26"><text:span text:style-name="T5"><text:tab/><text:tab/></text:span><text:span text:style-name="T3">while</text:span><text:span text:style-name="T5">(</text:span><text:span text:style-name="T23">number</text:span><text:span text:style-name="T5">!=0)</text:span></text:p>
      <text:p text:style-name="P16"><text:tab/><text:tab/>{</text:p>
      <text:p text:style-name="P26"><text:span text:style-name="T5"><text:tab/><text:tab/><text:tab/></text:span><text:span text:style-name="T23">rem</text:span><text:span text:style-name="T5">=</text:span><text:span text:style-name="T23">number</text:span><text:span text:style-name="T5">%10;</text:span></text:p>
      <text:p text:style-name="P26"><text:span text:style-name="T5"><text:tab/><text:tab/><text:tab/></text:span><text:span text:style-name="T23">rev</text:span><text:span text:style-name="T5">=</text:span><text:span text:style-name="T23">rev</text:span><text:span text:style-name="T5">*10+</text:span><text:span text:style-name="T23">rem</text:span><text:span text:style-name="T5">;</text:span></text:p>
      <text:p text:style-name="P26"><text:span text:style-name="T5"><text:tab/><text:tab/><text:tab/></text:span><text:span text:style-name="T23">number</text:span><text:span text:style-name="T5">=</text:span><text:span text:style-name="T23">number</text:span><text:span text:style-name="T5">/10;</text:span></text:p>
      <text:p text:style-name="P16"><text:tab/><text:tab/>}</text:p>
      <text:p text:style-name="P16"><text:s text:c="6"/></text:p>
      <text:p text:style-name="P26"><text:span text:style-name="T5"><text:s text:c="8"/></text:span><text:span text:style-name="T3">return</text:span><text:span text:style-name="T5"> </text:span><text:span text:style-name="T23">rev</text:span><text:span text:style-name="T5">;</text:span></text:p>
      <text:p text:style-name="P16"><text:s text:c="4"/>}</text:p>
      <text:p text:style-name="P34"/>
      <text:p text:style-name="P8">}</text:p>
      <text:p text:style-name="P8"/>
      <text:p text:style-name="P9">15.</text:p>
      <text:p text:style-name="P5"><text:span text:style-name="T3">public</text:span><text:span text:style-name="T5"> </text:span><text:span text:style-name="T3">class</text:span><text:span text:style-name="T5"> UserCode {</text:span></text:p>
      <text:p text:style-name="P26"><text:span text:style-name="T5"><text:tab/></text:span><text:span text:style-name="T3">public</text:span><text:span text:style-name="T5"> </text:span><text:span text:style-name="T3">static</text:span><text:span text:style-name="T5"> </text:span><text:span text:style-name="T3">int</text:span><text:span text:style-name="T5"> palindromeNumber(</text:span><text:span text:style-name="T3">int</text:span><text:span text:style-name="T5"> </text:span><text:span text:style-name="T23">num</text:span><text:span text:style-name="T5">)</text:span></text:p>
      <text:p text:style-name="P16"><text:tab/>{</text:p>
      <text:p text:style-name="P26"><text:span text:style-name="T5"><text:tab/><text:tab/></text:span><text:span text:style-name="T27">/*Write a program to find number is </text:span><text:span text:style-name="T29">palindrome</text:span><text:span text:style-name="T27">, if </text:span><text:span text:style-name="T29">palindrome</text:span><text:span text:style-name="T27">, return 1,</text:span></text:p>
      <text:p text:style-name="P23"><text:tab/><text:tab/> else return -1</text:p>
      <text:p text:style-name="P23"><text:tab/><text:tab/> */</text:p>
      <text:p text:style-name="P26"><text:span text:style-name="T5"><text:tab/><text:tab/></text:span><text:span text:style-name="T3">int</text:span><text:span text:style-name="T5"> </text:span><text:span text:style-name="T23">reversedInteger</text:span><text:span text:style-name="T5">=0, </text:span><text:span text:style-name="T23">remainder</text:span><text:span text:style-name="T5">, </text:span><text:span text:style-name="T23">originalInteger</text:span><text:span text:style-name="T5">;</text:span></text:p>
      <text:p text:style-name="P26"><text:span text:style-name="T5"><text:tab/><text:tab/></text:span><text:span text:style-name="T23">originalInteger</text:span><text:span text:style-name="T5"> = </text:span><text:span text:style-name="T23">num</text:span><text:span text:style-name="T5">;</text:span></text:p>
      <text:p text:style-name="P26"><text:span text:style-name="T5"><text:tab/><text:tab/></text:span><text:span text:style-name="T3">while</text:span><text:span text:style-name="T5">(</text:span><text:span text:style-name="T23">num</text:span><text:span text:style-name="T5">!=0)</text:span></text:p>
      <text:p text:style-name="P16"><text:tab/><text:tab/>{</text:p>
      <text:p text:style-name="P26"><text:span text:style-name="T5"><text:tab/><text:tab/><text:tab/></text:span><text:span text:style-name="T23">remainder</text:span><text:span text:style-name="T5"> = </text:span><text:span text:style-name="T23">num</text:span><text:span text:style-name="T5">%10;</text:span></text:p>
      <text:p text:style-name="P26"><text:span text:style-name="T5"><text:tab/><text:tab/><text:tab/></text:span><text:span text:style-name="T23">reversedInteger</text:span><text:span text:style-name="T5">=</text:span><text:span text:style-name="T23">reversedInteger</text:span><text:span text:style-name="T5">*10+</text:span><text:span text:style-name="T23">remainder</text:span><text:span text:style-name="T5">;</text:span></text:p>
      <text:p text:style-name="P26"><text:span text:style-name="T5"><text:tab/><text:tab/><text:tab/></text:span><text:span text:style-name="T23">num</text:span><text:span text:style-name="T5">/=10;</text:span></text:p>
      <text:p text:style-name="P16"><text:tab/><text:tab/>}</text:p>
      <text:p text:style-name="P26"><text:span text:style-name="T5"><text:tab/><text:tab/></text:span><text:span text:style-name="T3">if</text:span><text:span text:style-name="T5">(</text:span><text:span text:style-name="T23">originalInteger</text:span><text:span text:style-name="T5"> == </text:span><text:span text:style-name="T23">reversedInteger</text:span><text:span text:style-name="T5">)</text:span></text:p>
      <text:p text:style-name="P26"><text:span text:style-name="T5"><text:tab/><text:tab/><text:tab/></text:span><text:span text:style-name="T3">return</text:span><text:span text:style-name="T5"> 1;</text:span></text:p>
      <text:p text:style-name="P26"><text:soft-page-break/><text:span text:style-name="T5"><text:tab/><text:tab/></text:span><text:span text:style-name="T3">else</text:span></text:p>
      <text:p text:style-name="P26"><text:span text:style-name="T5"><text:tab/><text:tab/><text:tab/></text:span><text:span text:style-name="T3">return</text:span><text:span text:style-name="T5"> -1;</text:span></text:p>
      <text:p text:style-name="P16"><text:tab/>}</text:p>
      <text:p text:style-name="P9">}</text:p>
      <text:p text:style-name="P10"/>
      <text:p text:style-name="P6"><text:span text:style-name="T7">16.</text:span><text:span text:style-name="T1">public</text:span><text:span text:style-name="T6"> </text:span><text:span text:style-name="T1">class</text:span><text:span text:style-name="T6"> UserCode {</text:span></text:p>
      <text:p text:style-name="P36"><text:span text:style-name="T6"><text:tab/></text:span><text:span text:style-name="T1">public</text:span><text:span text:style-name="T6"> </text:span><text:span text:style-name="T1">static</text:span><text:span text:style-name="T6"> </text:span><text:span text:style-name="T1">int</text:span><text:span text:style-name="T6"> conversiontoaSingleDigit(</text:span><text:span text:style-name="T1">int</text:span><text:span text:style-name="T6"> </text:span><text:span text:style-name="T24">n</text:span><text:span text:style-name="T6">){</text:span></text:p>
      <text:p text:style-name="P22"><text:tab/></text:p>
      <text:p text:style-name="P36"><text:span text:style-name="T6"><text:tab/><text:tab/></text:span><text:span text:style-name="T28">/*</text:span></text:p>
      <text:p text:style-name="P24"><text:tab/><text:tab/> * Add elements of digits:5647 </text:p>
      <text:p text:style-name="P24"><text:s text:c="4"/>output:5+6+4+7=22 <text:s/>=&gt; 2+2 =&gt; 4 </text:p>
      <text:p text:style-name="P24"><text:tab/><text:tab/> */</text:p>
      <text:p text:style-name="P36"><text:span text:style-name="T6"><text:tab/><text:tab/></text:span><text:span text:style-name="T1">int</text:span><text:span text:style-name="T6"> </text:span><text:span text:style-name="T24">m</text:span><text:span text:style-name="T6">, </text:span><text:span text:style-name="T24">sum</text:span><text:span text:style-name="T6">=0;</text:span></text:p>
      <text:p text:style-name="P36"><text:span text:style-name="T6"><text:tab/><text:tab/></text:span><text:span text:style-name="T1">while</text:span><text:span text:style-name="T6">(</text:span><text:span text:style-name="T24">n</text:span><text:span text:style-name="T6">&gt;0 || </text:span><text:span text:style-name="T24">sum</text:span><text:span text:style-name="T6">&gt;10)</text:span></text:p>
      <text:p text:style-name="P22">{</text:p>
      <text:p text:style-name="P36"><text:span text:style-name="T6"><text:tab/></text:span><text:span text:style-name="T1">if</text:span><text:span text:style-name="T6">(</text:span><text:span text:style-name="T24">n</text:span><text:span text:style-name="T6">==0)</text:span></text:p>
      <text:p text:style-name="P22"><text:tab/>{</text:p>
      <text:p text:style-name="P36"><text:span text:style-name="T6"><text:tab/><text:tab/></text:span><text:span text:style-name="T24">n</text:span><text:span text:style-name="T6">=</text:span><text:span text:style-name="T24">sum</text:span><text:span text:style-name="T6">;</text:span></text:p>
      <text:p text:style-name="P36"><text:span text:style-name="T6"><text:tab/><text:tab/></text:span><text:span text:style-name="T24">sum</text:span><text:span text:style-name="T6">=0;</text:span></text:p>
      <text:p text:style-name="P22"><text:tab/>}</text:p>
      <text:p text:style-name="P36"><text:span text:style-name="T6"><text:tab/></text:span><text:span text:style-name="T24">m</text:span><text:span text:style-name="T6">=</text:span><text:span text:style-name="T24">n</text:span><text:span text:style-name="T6">%10;</text:span></text:p>
      <text:p text:style-name="P36"><text:span text:style-name="T6"><text:tab/></text:span><text:span text:style-name="T24">sum</text:span><text:span text:style-name="T6">=</text:span><text:span text:style-name="T24">sum</text:span><text:span text:style-name="T6">+</text:span><text:span text:style-name="T24">m</text:span><text:span text:style-name="T6">;</text:span></text:p>
      <text:p text:style-name="P36"><text:span text:style-name="T6"><text:tab/></text:span><text:span text:style-name="T24">n</text:span><text:span text:style-name="T6">=</text:span><text:span text:style-name="T24">n</text:span><text:span text:style-name="T6">/10;</text:span></text:p>
      <text:p text:style-name="P22">}</text:p>
      <text:p text:style-name="P36"><text:span text:style-name="T1">return</text:span><text:span text:style-name="T6"> </text:span><text:span text:style-name="T24">sum</text:span><text:span text:style-name="T6">;</text:span></text:p>
      <text:p text:style-name="P22"><text:tab/>}</text:p>
      <text:p text:style-name="P11">}</text:p>
      <text:p text:style-name="P11"/>
      <text:p text:style-name="P7"><text:span text:style-name="T8">17..</text:span><text:span text:style-name="T1">import</text:span><text:span text:style-name="T6"> </text:span><text:span text:style-name="T11">java.util</text:span><text:span text:style-name="T6">.*;</text:span></text:p>
      <text:p text:style-name="P35"/>
      <text:p text:style-name="P36"><text:span text:style-name="T1">public</text:span><text:span text:style-name="T6"> </text:span><text:span text:style-name="T1">class</text:span><text:span text:style-name="T6"> UserCode {</text:span></text:p>
      <text:p text:style-name="P36"><text:span text:style-name="T6"><text:tab/></text:span><text:span text:style-name="T1">public</text:span><text:span text:style-name="T6"> </text:span><text:span text:style-name="T1">static</text:span><text:span text:style-name="T6"> </text:span><text:span text:style-name="T1">int</text:span><text:span text:style-name="T6"> leapYear(String </text:span><text:span text:style-name="T24">s</text:span><text:span text:style-name="T6">) {</text:span></text:p>
      <text:p text:style-name="P36"><text:span text:style-name="T6"><text:tab/><text:tab/></text:span><text:span text:style-name="T28">/* * Find whether a.leap year or not, if not leap year check for century year or not </text:span></text:p>
      <text:p text:style-name="P24"><text:tab/><text:tab/> <text:s/>without using API <text:tab/> * return 1 if it is leap year <text:tab/><text:tab/> * return 2 if it is century year</text:p>
      <text:p text:style-name="P24"><text:tab/><text:tab/> * <text:s/>return -1 if it is not leap year<text:tab/><text:tab/> EG1: Input String s="1600"; <text:tab/> Output : 1</text:p>
      <text:p text:style-name="P24"><text:tab/><text:tab/> <text:s/>EG2:<text:tab/><text:tab/> Input String s="1500";<text:tab/><text:tab/> Output : 2<text:tab/> </text:p>
      <text:p text:style-name="P24"><text:tab/><text:tab/> */</text:p>
      <text:p text:style-name="P22"><text:tab/><text:tab/><text:tab/><text:tab/></text:p>
      <text:p text:style-name="P36"><text:span text:style-name="T6"><text:tab/><text:tab/></text:span><text:span text:style-name="T1">int</text:span><text:span text:style-name="T6"> </text:span><text:span text:style-name="T24">year</text:span><text:span text:style-name="T6">=Integer.</text:span><text:span text:style-name="T12">parseInt</text:span><text:span text:style-name="T6">(</text:span><text:span text:style-name="T24">s</text:span><text:span text:style-name="T6">);</text:span></text:p>
      <text:p text:style-name="P36"><text:span text:style-name="T6"><text:tab/><text:tab/></text:span><text:span text:style-name="T1">if</text:span><text:span text:style-name="T6">((</text:span><text:span text:style-name="T24">year</text:span><text:span text:style-name="T6">%4)==0 &amp;&amp; (</text:span><text:span text:style-name="T24">year</text:span><text:span text:style-name="T6">%100)!=0 || (</text:span><text:span text:style-name="T24">year</text:span><text:span text:style-name="T6">%400)==0)</text:span></text:p>
      <text:p text:style-name="P36"><text:span text:style-name="T6"><text:tab/><text:tab/><text:tab/></text:span><text:span text:style-name="T1">return</text:span><text:span text:style-name="T6"> 1;</text:span></text:p>
      <text:p text:style-name="P36"><text:span text:style-name="T6"><text:tab/><text:tab/></text:span><text:span text:style-name="T1">else</text:span><text:span text:style-name="T6"> </text:span><text:span text:style-name="T1">if</text:span><text:span text:style-name="T6"> ((</text:span><text:span text:style-name="T24">year</text:span><text:span text:style-name="T6">%100)==0 &amp;&amp; (</text:span><text:span text:style-name="T24">year</text:span><text:span text:style-name="T6">%400)!=0)</text:span></text:p>
      <text:p text:style-name="P22"><text:tab/><text:tab/>{</text:p>
      <text:p text:style-name="P36"><text:span text:style-name="T6"><text:tab/><text:tab/><text:tab/></text:span><text:span text:style-name="T1">return</text:span><text:span text:style-name="T6"> 2;</text:span></text:p>
      <text:p text:style-name="P22"><text:tab/><text:tab/>}</text:p>
      <text:p text:style-name="P36"><text:span text:style-name="T6"><text:tab/><text:tab/></text:span><text:span text:style-name="T1">else</text:span></text:p>
      <text:p text:style-name="P22"><text:tab/><text:tab/>{</text:p>
      <text:p text:style-name="P36"><text:span text:style-name="T6"><text:tab/><text:tab/><text:tab/></text:span><text:span text:style-name="T1">return</text:span><text:span text:style-name="T6"> -1;</text:span></text:p>
      <text:p text:style-name="P22"><text:tab/><text:tab/>}</text:p>
      <text:p text:style-name="P22"><text:tab/>}</text:p>
      <text:p text:style-name="P12">}</text:p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><text:s text:c="2"/><text:span text:style-name="T34">DAY 2:</text:span></text:p>
      <text:p text:style-name="P14"><text:span text:style-name="T9">4. </text:span><text:span text:style-name="T1">import</text:span><text:span text:style-name="T6"> java.util.Scanner;</text:span></text:p>
      <text:p text:style-name="P36"><text:span text:style-name="T1">class</text:span><text:span text:style-name="T6"> CarDetails</text:span></text:p>
      <text:p text:style-name="P22">{</text:p>
      <text:p text:style-name="P36"><text:span text:style-name="T6"><text:tab/></text:span><text:span text:style-name="T1">private</text:span><text:span text:style-name="T6"> </text:span><text:span text:style-name="T1">int</text:span><text:span text:style-name="T6"> </text:span><text:span text:style-name="T35">carID</text:span><text:span text:style-name="T6">;</text:span></text:p>
      <text:p text:style-name="P36"><text:span text:style-name="T6"><text:tab/></text:span><text:span text:style-name="T1">public</text:span><text:span text:style-name="T6"> String </text:span><text:span text:style-name="T35">carName</text:span><text:span text:style-name="T6">;</text:span></text:p>
      <text:p text:style-name="P36"><text:span text:style-name="T6"><text:tab/></text:span><text:span text:style-name="T1">public</text:span><text:span text:style-name="T6"> String </text:span><text:span text:style-name="T35">carType</text:span><text:span text:style-name="T6">;</text:span></text:p>
      <text:p text:style-name="P36"><text:span text:style-name="T6"><text:tab/></text:span><text:span text:style-name="T1">public</text:span><text:span text:style-name="T6"> String </text:span><text:span text:style-name="T35">carprice</text:span><text:span text:style-name="T6">;</text:span></text:p>
      <text:p text:style-name="P36"><text:span text:style-name="T6"><text:tab/></text:span><text:span text:style-name="T1">void</text:span><text:span text:style-name="T6"> getCarDetails( )</text:span></text:p>
      <text:p text:style-name="P22"><text:tab/>{</text:p>
      <text:p text:style-name="P36"><text:span text:style-name="T6"><text:tab/><text:tab/></text:span><text:span text:style-name="T2">this</text:span><text:span text:style-name="T11">.</text:span><text:span text:style-name="T36">carID</text:span><text:span text:style-name="T11">=</text:span><text:span text:style-name="T36">carID</text:span><text:span text:style-name="T6">;</text:span></text:p>
      <text:p text:style-name="P36"><text:span text:style-name="T6"><text:tab/><text:tab/></text:span><text:span text:style-name="T2">this</text:span><text:span text:style-name="T11">.</text:span><text:span text:style-name="T36">carName</text:span><text:span text:style-name="T11">=</text:span><text:span text:style-name="T36">carName</text:span><text:span text:style-name="T6">;</text:span></text:p>
      <text:p text:style-name="P36"><text:span text:style-name="T6"><text:tab/><text:tab/></text:span><text:span text:style-name="T2">this</text:span><text:span text:style-name="T11">.</text:span><text:span text:style-name="T36">carType</text:span><text:span text:style-name="T11">=</text:span><text:span text:style-name="T36">carType</text:span><text:span text:style-name="T6">;</text:span></text:p>
      <text:p text:style-name="P22"><text:tab/>}</text:p>
      <text:p text:style-name="P35"/>
      <text:p text:style-name="P36"><text:span text:style-name="T6"><text:tab/></text:span><text:span text:style-name="T1">void</text:span><text:span text:style-name="T6"> displayCarDetails()</text:span></text:p>
      <text:p text:style-name="P22"><text:tab/>{</text:p>
      <text:p text:style-name="P36"><text:span text:style-name="T6"><text:tab/><text:tab/>System.</text:span><text:span text:style-name="T37">out</text:span><text:span text:style-name="T6">.println(</text:span><text:span text:style-name="T35">carID</text:span><text:span text:style-name="T6">+</text:span><text:span text:style-name="T35">carName</text:span><text:span text:style-name="T6">+</text:span><text:span text:style-name="T35">carType</text:span><text:span text:style-name="T6">);</text:span></text:p>
      <text:p text:style-name="P22"><text:tab/>}</text:p>
      <text:p text:style-name="P38">}</text:p>
      <text:p text:style-name="P36"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{</text:span></text:p>
      <text:p text:style-name="P36"><text:span text:style-name="T6"><text:tab/></text:span><text:span text:style-name="T11">carDetails</text:span><text:span text:style-name="T6"> c=</text:span><text:span text:style-name="T1">new</text:span><text:span text:style-name="T6"> </text:span><text:span text:style-name="T11">carDetails</text:span><text:span text:style-name="T6">();</text:span></text:p>
      <text:p text:style-name="P22"><text:tab/>c.displayCarDetails();</text:p>
      <text:p text:style-name="P22"><text:tab/></text:p>
      <text:p text:style-name="P38">}</text:p>
      <text:p text:style-name="P13"/>
      <text:p text:style-name="P13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0M51S</meta:editing-duration>
    <meta:editing-cycles>15</meta:editing-cycles>
    <meta:generator>LibreOffice/5.1.5.2$Windows_X86_64 LibreOffice_project/7a864d8825610a8c07cfc3bc01dd4fce6a9447e5</meta:generator>
    <dc:date>2019-05-15T18:32:24.106000000</dc:date>
    <meta:document-statistic meta:table-count="0" meta:image-count="0" meta:object-count="0" meta:page-count="6" meta:paragraph-count="220" meta:word-count="681" meta:character-count="4252" meta:non-whitespace-character-count="3328"/>
    <meta:user-defined meta:name="Info 1"/>
    <meta:user-defined meta:name="Info 2"/>
    <meta:user-defined meta:name="Info 3"/>
    <meta:user-defined meta:name="Info 4"/>
  </office:meta>
</office:document-meta>
</file>